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-0.1389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94in" fo:padding-right="0.0694in" fo:padding-top="0in" fo:padding-bottom="0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6.5in" fo:margin-left="-0.1389in" fo:margin-top="0in" fo:margin-bottom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3" style:family="table">
      <style:table-properties style:width="6.5in" fo:margin-left="-0.1389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94in" fo:padding-right="0.0694in" fo:padding-top="0in" fo:padding-bottom="0in" fo:border="1pt solid #000000"/>
    </style:style>
    <style:style style:name="Table4" style:family="table">
      <style:table-properties style:width="6.5in" fo:margin-left="-0.1389in" fo:margin-top="0in" fo:margin-bottom="0in" table:align="left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94in" fo:padding-right="0.0694in" fo:padding-top="0in" fo:padding-bottom="0in" fo:border="1pt solid #000000"/>
    </style:style>
    <style:style style:name="Table5" style:family="table">
      <style:table-properties style:width="6.5in" fo:margin-left="-0.1389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94in" fo:padding-right="0.0694in" fo:padding-top="0in" fo:padding-bottom="0in" fo:border="1pt solid #000000"/>
    </style:style>
    <style:style style:name="Table6" style:family="table">
      <style:table-properties style:width="6.5104in" fo:margin-left="-0.1389in" fo:margin-top="0in" fo:margin-bottom="0in" table:align="left"/>
    </style:style>
    <style:style style:name="Table6.A" style:family="table-column">
      <style:table-column-properties style:column-width="1.3021in"/>
    </style:style>
    <style:style style:name="Table6.1" style:family="table-row">
      <style:table-row-properties style:min-row-height="0.3153in" fo:keep-together="auto"/>
    </style:style>
    <style:style style:name="Table6.A1" style:family="table-cell">
      <style:table-cell-properties fo:padding-left="0.0694in" fo:padding-right="0.0694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5in" fo:margin-left="-0.1389in" fo:margin-top="0in" fo:margin-bottom="0in" table:align="left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line-height="100%" fo:orphans="0" fo:widows="0">
        <style:tab-stops/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fo:font-weight="normal" style:font-size-asian="11pt" style:font-weight-asian="normal"/>
    </style:style>
    <style:style style:name="P5" style:family="paragraph" style:parent-style-name="Standard">
      <style:paragraph-properties fo:line-height="115%" fo:orphans="2" fo:widows="2"/>
      <style:text-properties fo:color="#000000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line-height="115%" fo:orphans="2" fo:widows="2"/>
      <style:text-properties fo:color="#000000" style:font-name="Arial" fo:font-size="11pt" fo:font-weight="normal" style:font-size-asian="11pt" style:font-weight-asian="normal"/>
    </style:style>
    <style:style style:name="P7" style:family="paragraph" style:parent-style-name="Standard">
      <style:paragraph-properties fo:line-height="100%" fo:orphans="0" fo:widows="0">
        <style:tab-stops/>
      </style:paragraph-properties>
      <style:text-properties fo:color="#000000" style:font-name="Arial" fo:font-size="11pt" fo:font-weight="normal" style:font-size-asian="11pt" style:font-weight-asian="normal"/>
    </style:style>
    <style:style style:name="P8" style:family="paragraph" style:parent-style-name="Standard">
      <style:paragraph-properties fo:line-height="100%" fo:orphans="0" fo:widows="0">
        <style:tab-stops/>
      </style:paragraph-properties>
      <style:text-properties fo:color="#000000" style:font-name="Arial" fo:font-size="8pt" fo:font-weight="normal" style:font-size-asian="8pt" style:font-weight-asian="normal"/>
    </style:style>
    <style:style style:name="P9" style:family="paragraph" style:parent-style-name="Standard">
      <style:paragraph-properties fo:line-height="100%" fo:orphans="0" fo:widows="0">
        <style:tab-stops/>
      </style:paragraph-properties>
      <style:text-properties officeooo:rsid="001f91f0" officeooo:paragraph-rsid="001f91f0"/>
    </style:style>
    <style:style style:name="P10" style:family="paragraph" style:parent-style-name="Standard" style:master-page-name="Standard">
      <style:paragraph-properties fo:line-height="115%" fo:orphans="2" fo:widows="2" style:page-number="auto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fo:font-weight="bold" style:font-size-asian="11pt" style:font-weight-asian="bold"/>
    </style:style>
    <style:style style:name="T3" style:family="text">
      <style:text-properties fo:color="#000000" style:font-name="Arial" fo:font-size="11pt" fo:font-weight="bold" style:font-size-asian="11pt" style:font-weight-asian="bold"/>
    </style:style>
    <style:style style:name="T4" style:family="text">
      <style:text-properties fo:color="#000000" style:font-name="Arial" fo:font-size="11pt" fo:font-weight="normal" style:font-size-asian="11pt" style:font-weight-asian="normal"/>
    </style:style>
    <style:style style:name="T5" style:family="text">
      <style:text-properties fo:color="#000000" style:font-name="Arial" fo:font-size="11pt" fo:font-weight="normal" style:font-size-asian="11pt" style:font-weight-asian="normal"/>
    </style:style>
    <style:style style:name="T6" style:family="text">
      <style:text-properties fo:color="#000000" style:font-name="Arial" fo:font-size="11pt" fo:font-weight="normal" style:font-size-asian="11pt" style:font-weight-asian="normal" fo:background-color="#00ff00"/>
    </style:style>
    <style:style style:name="T7" style:family="text">
      <style:text-properties fo:color="#000000" style:font-name="Arial" fo:font-size="11pt" fo:font-weight="normal" officeooo:rsid="001cc8db" style:font-size-asian="11pt" style:font-weight-asian="normal"/>
    </style:style>
    <style:style style:name="T8" style:family="text">
      <style:text-properties fo:color="#000000" style:font-name="Arial" fo:font-size="11pt" fo:font-weight="normal" officeooo:rsid="001e94ac" style:font-size-asian="11pt" style:font-weight-asian="normal"/>
    </style:style>
    <style:style style:name="T9" style:family="text">
      <style:text-properties fo:color="#000000" style:font-name="Arial" fo:font-size="11pt" fo:font-weight="normal" officeooo:rsid="001f91f0" style:font-size-asian="11pt" style:font-weight-asian="normal"/>
    </style:style>
    <style:style style:name="T10" style:family="text">
      <style:text-properties fo:color="#000000" style:font-name="Arial" fo:font-size="11pt" fo:font-weight="normal" officeooo:rsid="001f91f0" style:font-size-asian="11pt" style:font-weight-asian="normal"/>
    </style:style>
    <style:style style:name="T11" style:family="text">
      <style:text-properties fo:color="#000000" style:font-name="Arial" fo:font-size="11pt" fo:font-weight="normal" officeooo:rsid="001fb541" style:font-size-asian="11pt" style:font-weight-asian="normal"/>
    </style:style>
    <style:style style:name="T12" style:family="text">
      <style:text-properties fo:color="#000000" style:font-name="Arial" fo:font-size="11pt" fo:font-weight="normal" officeooo:rsid="001fb541" style:font-size-asian="11pt" style:font-weight-asian="normal"/>
    </style:style>
    <style:style style:name="T13" style:family="text">
      <style:text-properties fo:color="#000000" style:font-name="Arial" fo:font-size="11pt" fo:font-weight="normal" loext:char-shading-value="0" style:font-size-asian="11pt" style:font-weight-asian="normal" fo:background-color="#00ff00"/>
    </style:style>
    <style:style style:name="T14" style:family="text">
      <style:text-properties fo:color="#000000" style:font-name="Arial" fo:font-size="11pt" fo:font-weight="normal" fo:background-color="#ffff00" loext:char-shading-value="0" style:font-size-asian="11pt" style:font-weight-asian="normal"/>
    </style:style>
    <style:style style:name="T15" style:family="text">
      <style:text-properties fo:color="#000000" style:font-name="Arial" fo:font-size="11pt" fo:font-weight="normal" fo:background-color="transparent" loext:char-shading-value="0" style:font-size-asian="11pt" style:font-weight-asian="normal"/>
    </style:style>
    <style:style style:name="T16" style:family="text">
      <style:text-properties fo:color="#000000" style:font-name="Arial" fo:font-size="11pt" fo:font-weight="normal" fo:background-color="#81d41a" loext:char-shading-value="0" style:font-size-asian="11pt" style:font-weight-asian="normal"/>
    </style:style>
    <style:style style:name="T17" style:family="text">
      <style:text-properties fo:color="#000000" style:font-name="Arial" fo:font-size="11pt" fo:font-weight="normal" fo:background-color="#5eb91e" loext:char-shading-value="0" style:font-size-asian="11pt" style:font-weight-asian="normal"/>
    </style:style>
    <style:style style:name="T18" style:family="text">
      <style:text-properties fo:color="#000000" style:font-name="Arial" fo:font-size="22pt" fo:font-weight="normal" style:font-size-asian="22pt" style:font-weight-asian="normal"/>
    </style:style>
    <style:style style:name="T19" style:family="text">
      <style:text-properties fo:color="#000000" style:font-name="Arial" fo:font-size="8pt" fo:font-weight="normal" style:font-size-asian="8pt" style:font-weight-asian="normal"/>
    </style:style>
    <style:style style:name="T20" style:family="text">
      <style:text-properties fo:color="#000000" style:font-name="Arial" fo:font-size="8pt" fo:font-weight="normal" style:font-size-asian="8pt" style:font-weight-asian="normal" fo:background-color="#ff0000"/>
    </style:style>
    <style:style style:name="T21" style:family="text">
      <style:text-properties fo:color="#000000" style:font-name="Arial" fo:font-size="8pt" fo:font-weight="normal" style:font-size-asian="8pt" style:font-weight-asian="normal"/>
    </style:style>
    <style:style style:name="T22" style:family="text">
      <style:text-properties fo:color="#000000" style:font-name="Arial" fo:font-size="8pt" fo:font-weight="bold" style:font-size-asian="8pt" style:font-weight-asian="bold"/>
    </style:style>
    <style:style style:name="T23" style:family="text">
      <style:text-properties fo:color="#000000" style:font-name="Arial" fo:font-size="8pt" fo:font-weight="bold" style:font-size-asian="8pt" style:font-weight-asian="bold"/>
    </style:style>
    <style:style style:name="T24" style:family="text">
      <style:text-properties fo:color="#000000" style:font-name="Segoe UI Symbol" fo:font-size="11pt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haracter Name: Alex Dredd <text:s/>Player Name: Lydia Glayzer</text:span></text:p>
      <text:p text:style-name="P1"><text:span text:style-name="T1">Character Race: Tiefling <text:s text:c="2"/>Character Class/Level: <text:s/>Warlock / 1 | ______/__ | ______/__</text:span></text:p>
      <text:p text:style-name="P1"><text:span text:style-name="T1">Stats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"><text:span text:style-name="T2">Strength</text:span></text:p>
          </table:table-cell>
          <table:table-cell table:style-name="Table1.A1" office:value-type="string">
            <text:p text:style-name="P2"><text:span text:style-name="T2">Dexterity</text:span></text:p>
          </table:table-cell>
          <table:table-cell table:style-name="Table1.A1" office:value-type="string">
            <text:p text:style-name="P2"><text:span text:style-name="T2">Constitution</text:span></text:p>
          </table:table-cell>
          <table:table-cell table:style-name="Table1.A1" office:value-type="string">
            <text:p text:style-name="P2"><text:span text:style-name="T2">Intelligence</text:span></text:p>
          </table:table-cell>
          <table:table-cell table:style-name="Table1.A1" office:value-type="string">
            <text:p text:style-name="P2"><text:span text:style-name="T2">Wisdom</text:span></text:p>
          </table:table-cell>
          <table:table-cell table:style-name="Table1.A1" office:value-type="string">
            <text:p text:style-name="P2"><text:span text:style-name="T2">Charisma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8">12</text:span></text:p>
          </table:table-cell>
          <table:table-cell table:style-name="Table1.A1" office:value-type="string">
            <text:p text:style-name="P2"><text:span text:style-name="T18">13</text:span></text:p>
          </table:table-cell>
          <table:table-cell table:style-name="Table1.A1" office:value-type="string">
            <text:p text:style-name="P2"><text:span text:style-name="T18">15</text:span></text:p>
          </table:table-cell>
          <table:table-cell table:style-name="Table1.A1" office:value-type="string">
            <text:p text:style-name="P2"><text:span text:style-name="T18">15</text:span></text:p>
          </table:table-cell>
          <table:table-cell table:style-name="Table1.A1" office:value-type="string">
            <text:p text:style-name="P2"><text:span text:style-name="T18">14</text:span></text:p>
          </table:table-cell>
          <table:table-cell table:style-name="Table1.A1" office:value-type="string">
            <text:p text:style-name="P2"><text:span text:style-name="T18">1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+1</text:span></text:p>
          </table:table-cell>
          <table:table-cell table:style-name="Table1.A1" office:value-type="string">
            <text:p text:style-name="P2"><text:span text:style-name="T4">+1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3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2">Saving Throws: 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4">+1</text:span></text:p>
          </table:table-cell>
          <table:table-cell table:style-name="Table1.A1" office:value-type="string">
            <text:p text:style-name="P2"><text:span text:style-name="T4">+1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4</text:span></text:p>
          </table:table-cell>
          <table:table-cell table:style-name="Table1.A1" office:value-type="string">
            <text:p text:style-name="P2"><text:span text:style-name="T4">+5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2">Skills: 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19">Athletics: __+1___</text:span></text:p>
          </table:table-cell>
          <table:table-cell table:style-name="Table1.A1" office:value-type="string">
            <text:p text:style-name="P3"><text:span text:style-name="T19">Acrobatics: __+1_</text:span></text:p>
            <text:p text:style-name="P3"><text:span text:style-name="T19">Sleight </text:span></text:p>
            <text:p text:style-name="P3"><text:span text:style-name="T19">of Hand: __+1___</text:span></text:p>
            <text:p text:style-name="P3"><text:span text:style-name="T19">Stealth: ___+3___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<text:span text:style-name="T19">Arcana: ___+4___</text:span></text:p>
            <text:p text:style-name="P3"><text:span text:style-name="T19">History: ___+2___</text:span></text:p>
            <text:p text:style-name="P3"><text:span text:style-name="T19">Investigation: _+2_</text:span></text:p>
            <text:p text:style-name="P3"><text:span text:style-name="T19">Nature: __+2____</text:span></text:p>
            <text:p text:style-name="P3"><text:span text:style-name="T19">Religion: __+2___</text:span></text:p>
          </table:table-cell>
          <table:table-cell table:style-name="Table1.A1" office:value-type="string">
            <text:p text:style-name="P3"><text:span text:style-name="T19">Animal </text:span></text:p>
            <text:p text:style-name="P3"><text:span text:style-name="T19">Handling: __+2___</text:span></text:p>
            <text:p text:style-name="P3"><text:span text:style-name="T19">Insight: ___+2___</text:span></text:p>
            <text:p text:style-name="P3"><text:span text:style-name="T19">Medicine: __+2__</text:span></text:p>
            <text:p text:style-name="P3"><text:span text:style-name="T19">Perception: _+2__</text:span></text:p>
            <text:p text:style-name="P3"><text:span text:style-name="T19">Survival: __+2___</text:span></text:p>
          </table:table-cell>
          <table:table-cell table:style-name="Table1.A1" office:value-type="string">
            <text:p text:style-name="P3"><text:span text:style-name="T19">Deception: _+5__</text:span></text:p>
            <text:p text:style-name="P3"><text:span text:style-name="T19">Intimidation: _+5_</text:span></text:p>
            <text:p text:style-name="P3"><text:span text:style-name="T19">Performance: _+3</text:span></text:p>
            <text:p text:style-name="P3"><text:span text:style-name="T19">Persuasion: _+3_</text:span></text:p>
          </table:table-cell>
        </table:table-row>
      </table:table>
      <text:p text:style-name="P5"/>
      <text:p text:style-name="P1"><text:span text:style-name="T4">Other numbers: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2">Passive Perception</text:span><text:span text:style-name="T4"> (10+WIS)</text:span></text:p>
          </table:table-cell>
          <table:table-cell table:style-name="Table2.A1" office:value-type="string">
            <text:p text:style-name="P3"><text:span text:style-name="T2">Proficiency bonus</text:span></text:p>
          </table:table-cell>
          <table:table-cell table:style-name="Table2.A1" office:value-type="string">
            <text:p text:style-name="P3"><text:span text:style-name="T2">Inspiration</text:span><text:span text:style-name="T4"> (Y/N)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12</text:span></text:p>
          </table:table-cell>
          <table:table-cell table:style-name="Table2.A1" office:value-type="string">
            <text:p text:style-name="P3"><text:span text:style-name="T4">+2</text:span></text:p>
          </table:table-cell>
          <table:table-cell table:style-name="Table2.A1" office:value-type="string">
            <text:p text:style-name="P3"><text:span text:style-name="T4">N</text:span></text:p>
          </table:table-cell>
        </table:table-row>
      </table:table>
      <text:p text:style-name="P5"/>
      <text:p text:style-name="P1"><text:span text:style-name="T4">Combat: </text:span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3"><text:span text:style-name="T2">AC: 12</text:span></text:p>
          </table:table-cell>
          <table:table-cell table:style-name="Table3.A1" office:value-type="string">
            <text:p text:style-name="P3"><text:span text:style-name="T2">Initiative: +1</text:span></text:p>
          </table:table-cell>
          <table:table-cell table:style-name="Table3.A1" office:value-type="string">
            <text:p text:style-name="P3"><text:span text:style-name="T2">Speed:</text:span><text:span text:style-name="T4"> 30ft</text:span></text:p>
          </table:table-cell>
          <table:table-cell table:style-name="Table3.A1" office:value-type="string">
            <text:p text:style-name="P3"><text:span text:style-name="T2">HP:</text:span><text:span text:style-name="T4"> </text:span><text:span text:style-name="T10">1</text:span><text:span text:style-name="T11">7</text:span><text:span text:style-name="T4">/1</text:span><text:span text:style-name="T11">7</text:span><text:span text:style-name="T4"> +__</text:span></text:p>
          </table:table-cell>
          <table:table-cell table:style-name="Table3.A1" office:value-type="string">
            <text:p text:style-name="P3"><text:span text:style-name="T2">Death Saves:</text:span><text:span text:style-name="T4"> </text:span></text:p>
            <text:p text:style-name="P3"><text:span text:style-name="T24">♡</text:span><text:span text:style-name="T4"> __ __ __</text:span></text:p>
            <text:p text:style-name="P3"><text:span text:style-name="T24">🕱</text:span><text:span text:style-name="T4"> __ __ __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2">Attack / Spell A: </text:span></text:p>
            <text:p text:style-name="P3"><text:span text:style-name="T19">Name: Light Crossbow</text:span></text:p>
            <text:p text:style-name="P3"><text:span text:style-name="T19">Range: M/</text:span><text:span text:style-name="T20">R</text:span><text:span text:style-name="T21">80/320ft</text:span></text:p>
            <text:p text:style-name="P3"><text:span text:style-name="T21">Dmg: 1D8+Dex</text:span></text:p>
            <text:p text:style-name="P3"><text:span text:style-name="T21">Dmg type: Piercing</text:span></text:p>
          </table:table-cell>
          <table:table-cell table:style-name="Table3.A1" office:value-type="string">
            <text:p text:style-name="P3"><text:span text:style-name="T23">Attack / Spell B: </text:span></text:p>
            <text:p text:style-name="P3"><text:span text:style-name="T21">Name: Dagger</text:span></text:p>
            <text:p text:style-name="P3"><text:span text:style-name="T21">Range: </text:span><text:span text:style-name="T20">M</text:span><text:span text:style-name="T21">/R20/60ft</text:span></text:p>
            <text:p text:style-name="P3"><text:span text:style-name="T21">Dmg: 1D4+Dex/Str</text:span></text:p>
            <text:p text:style-name="P3"><text:span text:style-name="T21">Dmg type: Piercing</text:span></text:p>
          </table:table-cell>
          <table:table-cell table:style-name="Table3.A1" office:value-type="string">
            <text:p text:style-name="P3"><text:span text:style-name="T23">Attack / Spell C: </text:span></text:p>
            <text:p text:style-name="P3"><text:span text:style-name="T21">Name: Light Hammer</text:span></text:p>
            <text:p text:style-name="P3"><text:span text:style-name="T21">Range: </text:span><text:span text:style-name="T20">M</text:span><text:span text:style-name="T21">/</text:span><text:span text:style-name="T20">R</text:span><text:span text:style-name="T21">20/60ft</text:span></text:p>
            <text:p text:style-name="P3"><text:span text:style-name="T21">Dmg: 1D4+Str</text:span></text:p>
            <text:p text:style-name="P3"><text:span text:style-name="T21">Dmg type: Bludgeoning </text:span></text:p>
          </table:table-cell>
          <table:table-cell table:style-name="Table3.A1" office:value-type="string">
            <text:p text:style-name="P3"><text:span text:style-name="T23">Attack / Spell D: </text:span></text:p>
            <text:p text:style-name="P3"><text:span text:style-name="T21">Name: Eldritch Blast</text:span></text:p>
            <text:p text:style-name="P3"><text:span text:style-name="T21">Range: M/</text:span><text:span text:style-name="T20">R1</text:span><text:span text:style-name="T21">120ft</text:span></text:p>
            <text:p text:style-name="P3"><text:span text:style-name="T21">Dmg: 1D10+Cha</text:span></text:p>
            <text:p text:style-name="P3"><text:span text:style-name="T21">Dmg type: Force</text:span></text:p>
          </table:table-cell>
          <table:table-cell table:style-name="Table3.A1" office:value-type="string">
            <text:p text:style-name="P3"><text:span text:style-name="T23">Attack / Spell E: </text:span></text:p>
            <text:p text:style-name="P3"><text:span text:style-name="T21">Name: ____________</text:span></text:p>
            <text:p text:style-name="P3"><text:span text:style-name="T21">Range: M/R_______ft</text:span></text:p>
            <text:p text:style-name="P3"><text:span text:style-name="T21">Dmg: _____________</text:span></text:p>
            <text:p text:style-name="P3"><text:span text:style-name="T21">Dmg type: _________</text:span></text:p>
          </table:table-cell>
        </table:table-row>
      </table:table>
      <text:p text:style-name="P6"/>
      <text:p text:style-name="P1"><text:span text:style-name="T5">Inventory: <text:tab/><text:tab/><text:tab/><text:tab/><text:tab/> <text:s text:c="5"/>Traits/Languages/Abilities/etc: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3">$$$ </text:span><text:span text:style-name="T5">PP: ___GP: 2</text:span><text:span text:style-name="T9">5</text:span><text:span text:style-name="T5">_EP: ___SP: </text:span><text:span text:style-name="T9">50</text:span><text:span text:style-name="T5">_CP: </text:span><text:span text:style-name="T9">203</text:span></text:p>
            <text:p text:style-name="P3"><text:span text:style-name="T5">Light Crossbow (20 bolts)</text:span></text:p>
            <text:p text:style-name="P3"><text:span text:style-name="T5">Shortbow (8 arrows)</text:span></text:p>
            <text:p text:style-name="P3"><text:span text:style-name="T5">Shortbow (Range 80/20//1d6dmg+Dex)</text:span></text:p>
            <text:p text:style-name="P3"><text:span text:style-name="T5">Component Pouch</text:span></text:p>
            <text:p text:style-name="P3"><text:span text:style-name="T5">Dungeoneer’s Pack</text:span></text:p>
            <text:p text:style-name="P3"><text:span text:style-name="T5">Leather Armor</text:span></text:p>
            <text:p text:style-name="P3"><text:span text:style-name="T5">2 Daggers</text:span></text:p>
            <text:p text:style-name="P3"><text:span text:style-name="T5">Light Hammer</text:span></text:p>
            <text:p text:style-name="P3"><text:span text:style-name="T5">Crowbar</text:span></text:p>
            <text:p text:style-name="P3"><text:span text:style-name="T5">Hoodie</text:span></text:p>
            <text:p text:style-name="P3"><text:span text:style-name="T8">5/6</text:span><text:span text:style-name="T5"> smokeleaf biscuit</text:span></text:p>
            <text:p text:style-name="P9"><text:span text:style-name="T5">Potion of Healing</text:span></text:p>
          </table:table-cell>
          <table:table-cell table:style-name="Table4.A1" office:value-type="string">
            <text:p text:style-name="P3"><text:span text:style-name="T5">Dark Vision</text:span></text:p>
            <text:p text:style-name="P3"><text:span text:style-name="T5">Resistance Fire</text:span></text:p>
            <text:p text:style-name="P3"><text:span text:style-name="T5">Common &amp; Infernal (Languages)</text:span></text:p>
            <text:p text:style-name="P3"><text:span text:style-name="T5">Great Old One</text:span></text:p>
            <text:p text:style-name="P3"><text:span text:style-name="T5">Awakened Mind</text:span></text:p>
            <text:p text:style-name="P3"><text:span text:style-name="T5">Thieves Tools</text:span></text:p>
            <text:p text:style-name="P3"><text:span text:style-name="T5">3 Dragon Ante</text:span></text:p>
            <text:p text:style-name="P3"><text:span text:style-name="T5">Criminal Contact</text:span></text:p>
          </table:table-cell>
        </table:table-row>
      </table:table>
      <text:p text:style-name="P6"/>
      <text:p text:style-name="P6"/>
      <text:p text:style-name="P1"><text:span text:style-name="T5">Spellcasting: </text:span>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"><text:span text:style-name="T5">Spellcasting Ability: </text:span></text:p>
          </table:table-cell>
          <table:table-cell table:style-name="Table5.A1" office:value-type="string">
            <text:p text:style-name="P3"><text:span text:style-name="T5">Spell Save DC: </text:span></text:p>
          </table:table-cell>
          <table:table-cell table:style-name="Table5.A1" office:value-type="string">
            <text:p text:style-name="P3"><text:span text:style-name="T5">Spell Attack Bonus: 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3"><text:span text:style-name="T5">Charisma</text:span></text:p>
          </table:table-cell>
          <table:table-cell table:style-name="Table5.A1" office:value-type="string">
            <text:p text:style-name="P3"><text:span text:style-name="T5">13</text:span></text:p>
          </table:table-cell>
          <table:table-cell table:style-name="Table5.A1" office:value-type="string">
            <text:p text:style-name="P3"><text:span text:style-name="T5">+5</text:span></text:p>
          </table:table-cell>
        </table:table-row>
      </table:table>
      <text:p text:style-name="P6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3"><text:span text:style-name="T5">Cantrips: </text:span></text:p>
          </table:table-cell>
          <table:table-cell table:style-name="Table6.A1" office:value-type="string">
            <text:p text:style-name="P3"><text:span text:style-name="T5">1st level spells: </text:span></text:p>
            <text:p text:style-name="P3"><text:span text:style-name="T17">O</text:span><text:span text:style-name="T5"> <text:s/></text:span><text:span text:style-name="T17">O</text:span><text:span text:style-name="T5"> <text:s/>O <text:s/>O <text:s/>O</text:span></text:p>
          </table:table-cell>
          <table:table-cell table:style-name="Table6.A1" office:value-type="string">
            <text:p text:style-name="P3"><text:span text:style-name="T5">2nd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3rd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4th level spells: </text:span></text:p>
            <text:p text:style-name="P3"><text:span text:style-name="T5">O <text:s/>O <text:s/>O <text:s/>O <text:s/>O</text:span></text:p>
          </table:table-cell>
        </table:table-row>
        <table:table-row table:style-name="Table6.2">
          <table:table-cell table:style-name="Table6.A1" office:value-type="string">
            <text:p text:style-name="P3"><text:span text:style-name="T5">Eldritch Blast</text:span></text:p>
            <text:p text:style-name="P3"><text:span text:style-name="T5">Prestidigitation</text:span></text:p>
            <text:p text:style-name="P3"><text:span text:style-name="T5">Thaumaturgy</text:span></text:p>
          </table:table-cell>
          <table:table-cell table:style-name="Table6.A1" office:value-type="string">
            <text:p text:style-name="P3"><text:span text:style-name="T5">O Hex</text:span></text:p>
            <text:p text:style-name="P3"><text:span text:style-name="T5">O Armor of Agathys</text:span></text:p>
            <text:p text:style-name="P3"><text:span text:style-name="T5">O Dissonant Whispers</text:span></text:p>
            <text:p text:style-name="P3"><text:span text:style-name="T5">O Tosh’s Hideous Laughter</text:span></text:p>
            <text:p text:style-name="P3"><text:span text:style-name="T5">O </text:span><text:span text:style-name="T12">Protection from Good and Evil</text:span></text:p>
            <text:p text:style-name="P3"><text:span text:style-name="T5">O</text:span></text:p>
            <text:p text:style-name="P3"><text:span text:style-name="T5">O</text:span></text:p>
            <text:p text:style-name="P3"><text:span text:style-name="T5">O</text:span></text:p>
            <text:p text:style-name="P3"><text:span text:style-name="T5">O</text:span></text:p>
            <text:p text:style-name="P3"><text:span text:style-name="T5">O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</table:table-row>
        <table:table-row table:style-name="Table6.3">
          <table:table-cell table:style-name="Table6.A1" office:value-type="string">
            <text:p text:style-name="P3"><text:span text:style-name="T5">5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6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7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8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9th level spells: </text:span></text:p>
            <text:p text:style-name="P3"><text:span text:style-name="T5">O <text:s/>O <text:s/>O <text:s/>O <text:s/>O</text:span></text:p>
          </table:table-cell>
        </table:table-row>
        <table:table-row table:style-name="Table6.4"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</table:table-row>
      </table:table>
      <text:p text:style-name="P6"/>
      <text:p text:style-name="P1"><text:span text:style-name="T5">Personality: </text:span>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3"><text:span text:style-name="T5">Personality Traits</text:span></text:p>
          </table:table-cell>
          <table:table-cell table:style-name="Table7.A1" office:value-type="string">
            <text:p text:style-name="P3"><text:span text:style-name="T5">Ideals</text:span></text:p>
          </table:table-cell>
          <table:table-cell table:style-name="Table7.A1" office:value-type="string">
            <text:p text:style-name="P3"><text:span text:style-name="T5">Bonds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5">Genderless</text:span></text:p>
            <text:p text:style-name="P7"/>
            <text:p text:style-name="P7"/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3"><text:span text:style-name="T5">Flaws</text:span></text:p>
          </table:table-cell>
          <table:table-cell table:style-name="Table7.A1" office:value-type="string">
            <text:p text:style-name="P3"><text:span text:style-name="T5">Alignment</text:span></text:p>
          </table:table-cell>
          <table:table-cell table:style-name="Table7.A1" office:value-type="string">
            <text:p text:style-name="P3"><text:span text:style-name="T5">Background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5">Selfish</text:span></text:p>
            <text:p text:style-name="P3"><text:span text:style-name="T5">Untrusting</text:span></text:p>
            <text:p text:style-name="P7"/>
            <text:p text:style-name="P7"/>
          </table:table-cell>
          <table:table-cell table:style-name="Table7.A1" office:value-type="string">
            <text:p text:style-name="P3"><text:span text:style-name="T5">Chaotic Neutral</text:span></text:p>
          </table:table-cell>
          <table:table-cell table:style-name="Table7.A1" office:value-type="string">
            <text:p text:style-name="P3"><text:span text:style-name="T5">Criminal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3T20:19:33.646686924</dc:date>
    <meta:editing-duration>PT59M</meta:editing-duration>
    <meta:editing-cycles>1</meta:editing-cycles>
    <meta:document-statistic meta:table-count="7" meta:image-count="0" meta:object-count="0" meta:page-count="2" meta:paragraph-count="242" meta:word-count="451" meta:character-count="3257" meta:non-whitespace-character-count="2967"/>
    <meta:generator>LibreOffice/6.4.7.2$Linux_X86_64 LibreOffice_project/40$Build-2</meta:generator>
  </office:meta>
</office:document-meta>
</file>